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618d" officeooo:paragraph-rsid="001d618d"/>
    </style:style>
    <style:style style:name="P2" style:family="paragraph" style:parent-style-name="Standard">
      <style:text-properties officeooo:rsid="001d618d" officeooo:paragraph-rsid="001e9bc2"/>
    </style:style>
    <style:style style:name="P3" style:family="paragraph" style:parent-style-name="Standard">
      <style:text-properties officeooo:rsid="001f1257" officeooo:paragraph-rsid="001f1257"/>
    </style:style>
    <style:style style:name="P4" style:family="paragraph" style:parent-style-name="Standard">
      <style:text-properties officeooo:paragraph-rsid="001f1257"/>
    </style:style>
    <style:style style:name="P5" style:family="paragraph" style:parent-style-name="Standard">
      <style:text-properties officeooo:paragraph-rsid="001f7e5a"/>
    </style:style>
    <style:style style:name="P6" style:family="paragraph" style:parent-style-name="Standard">
      <style:text-properties officeooo:rsid="001f7e5a" officeooo:paragraph-rsid="001f7e5a"/>
    </style:style>
    <style:style style:name="P7" style:family="paragraph" style:parent-style-name="Standard">
      <style:text-properties officeooo:rsid="0020ed4f" officeooo:paragraph-rsid="0020ed4f"/>
    </style:style>
    <style:style style:name="P8" style:family="paragraph" style:parent-style-name="Standard">
      <style:text-properties officeooo:rsid="0022b13e" officeooo:paragraph-rsid="0022b13e"/>
    </style:style>
    <style:style style:name="P9" style:family="paragraph" style:parent-style-name="Standard">
      <style:text-properties fo:font-weight="bold" officeooo:rsid="0022b13e" officeooo:paragraph-rsid="0022b13e" style:font-weight-asian="bold" style:font-weight-complex="bold"/>
    </style:style>
    <style:style style:name="P10" style:family="paragraph" style:parent-style-name="Standard">
      <style:text-properties officeooo:rsid="00258bef" officeooo:paragraph-rsid="00258bef"/>
    </style:style>
    <style:style style:name="P11" style:family="paragraph" style:parent-style-name="Standard">
      <style:text-properties officeooo:paragraph-rsid="002603da"/>
    </style:style>
    <style:style style:name="P12" style:family="paragraph" style:parent-style-name="Standard">
      <style:text-properties officeooo:rsid="00285cbb" officeooo:paragraph-rsid="00285cbb"/>
    </style:style>
    <style:style style:name="P13" style:family="paragraph" style:parent-style-name="Standard">
      <style:text-properties officeooo:rsid="0029ebb0" officeooo:paragraph-rsid="0029ebb0"/>
    </style:style>
    <style:style style:name="P14" style:family="paragraph" style:parent-style-name="Standard">
      <style:paragraph-properties fo:break-before="page"/>
      <style:text-properties officeooo:paragraph-rsid="002603da"/>
    </style:style>
    <style:style style:name="P15" style:family="paragraph" style:parent-style-name="Standard">
      <style:text-properties officeooo:rsid="002bb53a" officeooo:paragraph-rsid="002bb53a"/>
    </style:style>
    <style:style style:name="P16" style:family="paragraph" style:parent-style-name="Standard">
      <style:text-properties officeooo:rsid="0029ebb0" officeooo:paragraph-rsid="0029ebb0"/>
    </style:style>
    <style:style style:name="P17" style:family="paragraph" style:parent-style-name="Standard">
      <style:text-properties officeooo:rsid="002c8e8d" officeooo:paragraph-rsid="002c8e8d"/>
    </style:style>
    <style:style style:name="T1" style:family="text">
      <style:text-properties officeooo:rsid="001d618d"/>
    </style:style>
    <style:style style:name="T2" style:family="text">
      <style:text-properties officeooo:rsid="001e9bc2"/>
    </style:style>
    <style:style style:name="T3" style:family="text">
      <style:text-properties officeooo:rsid="001f1257"/>
    </style:style>
    <style:style style:name="T4" style:family="text">
      <style:text-properties officeooo:rsid="001f7e5a"/>
    </style:style>
    <style:style style:name="T5" style:family="text">
      <style:text-properties officeooo:rsid="0022b13e"/>
    </style:style>
    <style:style style:name="T6" style:family="text">
      <style:text-properties officeooo:rsid="002603da"/>
    </style:style>
    <style:style style:name="T7" style:family="text">
      <style:text-properties officeooo:rsid="002bb5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Simplified simulations should capture key cell-level behaviors, providing a phenomenological description of cell interactions without requiring prohibitively (ungeheuer) detailed molecular-level simulations of the internal state of each cell. “ [Intro To CC3D -4-]</text:p>
      <text:p text:style-name="P1"/>
      <text:p text:style-name="P2">“<text:span text:style-name="T2">Multi-cell simulations are useful to interpolate between single-cell and continuum-tissue extremes because cells provide a natural level of abstraction for simulation of tissues, organs and organisms” </text:span>[Intro To CC3D -4-]</text:p>
      <text:p text:style-name="P2"/>
      <text:p text:style-name="P3">“The Glazier-Graner-Hogeweg (GGH) approach facilitates (erleichtern) multiscale simulations by defining spatially-extended generalized cells, which can represent clusters of cells, single cells, sub-compartments of single cells… “ <text:span text:style-name="T1">[Intro To CC3D -</text:span>5<text:span text:style-name="T1">-]</text:span></text:p>
      <text:p text:style-name="P4"><text:span text:style-name="T3"><text:tab/>→ This allows tuning the level of detail in a simulation from intracellular (</text:span>Occurring or <text:tab/><text:tab/><text:tab/>situated within a cell or cells<text:span text:style-name="T3">) to continuum without switching simulation framework</text:span></text:p>
      <text:p text:style-name="P4"/>
      <text:p text:style-name="P5">“<text:span text:style-name="T4">The effective energy mixes true energies, such as cell-cell adhesion with terms that mimic (nachamen) energies” [Intro To CC3D -6-]</text:span></text:p>
      <text:p text:style-name="P4"/>
      <text:p text:style-name="P6">index-copy attempts; change the effective energy, and we accept or reject each attempt </text:p>
      <text:p text:style-name="P6"/>
      <text:p text:style-name="P6">“A Monte Carlo Step consists of one index-copy attempt for each pixel in the cell lattice” <text:span text:style-name="T1">[Intro To CC3D -</text:span>6<text:span text:style-name="T1">-]</text:span></text:p>
      <text:p text:style-name="P6"/>
      <text:p text:style-name="P7">Fields also evolve due to secretion, absorption, diffusion, reaction and decay according to partial differential equations (PDEs)</text:p>
      <text:p text:style-name="P6"/>
      <text:p text:style-name="P7">Boundary energy; represents variations in energy due to adhesion between cells of different types</text:p>
      <text:p text:style-name="P7"/>
      <text:p text:style-name="P7"/>
      <text:p text:style-name="P7"/>
      <text:p text:style-name="P9">CC3D</text:p>
      <text:p text:style-name="P8">Python scripts primarily monitor the state of the simulation and implement changes in cell behaviors</text:p>
      <text:p text:style-name="P8"/>
      <text:p text:style-name="P8">Modules which calculate effective energy terms or monitor events on the cell lattice are called plugins</text:p>
      <text:p text:style-name="P8"/>
      <text:p text:style-name="P8">Modules called steppables usally performs operations on cells, not on pixels. Steppables are called at fixed intervals measured in Monte Carlo steps.</text:p>
      <text:p text:style-name="P8"><text:tab/>Teppables have three main uses:</text:p>
      <text:p text:style-name="P8"><text:tab/><text:tab/><text:tab/><text:tab/><text:tab/>to adjust cell parameters in response to simulation events</text:p>
      <text:p text:style-name="P6"><text:tab/><text:tab/><text:tab/><text:tab/><text:tab/><text:span text:style-name="T5">to solve PDEs</text:span></text:p>
      <text:p text:style-name="P6"><text:tab/><text:tab/><text:tab/><text:tab/><text:tab/><text:span text:style-name="T5">to load simulation initial conditions or save simulation results</text:span></text:p>
      <text:p text:style-name="P6"/>
      <text:p text:style-name="P10">Great advantage of using Python-only simulations is that parameters appearing in</text:p>
      <text:p text:style-name="P10">the configureSim function (this function replaces the CC3DML script) can be Python</text:p>
      <text:p text:style-name="P10">variables or Python expressions and this may help users in building simulation codes</text:p>
      <text:p text:style-name="P10">which are easit to maintain.</text:p>
      <text:p text:style-name="P10"/>
      <text:p text:style-name="P10"/>
      <text:p text:style-name="P11"><text:span text:style-name="T6">Mitosis = </text:span>The process in cell division by which the nucleus divides</text:p>
      <text:p text:style-name="P14"/>
      <text:p text:style-name="P12">CC3D refers to each cell type with an number</text:p>
      <text:p text:style-name="P12"><text:tab/>→ self.MEDIUM, self.CONDENSING, self.NONCONDESING</text:p>
      <text:p text:style-name="P12"><text:tab/>→ cell.type = self.CONDENSING is equivalent to cell.type=1</text:p>
      <text:p text:style-name="P12"/>
      <text:p text:style-name="P13">pyAttributeAdde<text:span text:style-name="T7">r</text:span>, listAdder = CompuCellSetup.attachListToCells (sim)</text:p>
      <text:p text:style-name="P13"><text:tab/>→ instructs the CompuCell3D kernel to attach a Python-defined list to each cell when it <text:tab/><text:tab/>creates it. This list serves as a generic container which can store any set of Python</text:p>
      <text:p text:style-name="P13"><text:tab/><text:tab/>objects and hence any set of generalized-cell properties.</text:p>
      <text:p text:style-name="P13"/>
      <text:p text:style-name="P13">PyAttributeAdder, listAdder = CompuCellSetup.attachDictionaryToCells(sim)</text:p>
      <text:p text:style-name="P13"><text:tab/>→ Attach a pyhton dictionary</text:p>
      <text:p text:style-name="P13"/>
      <text:p text:style-name="P15">Mitosis = Zellteilung (der Kern (die DNA von der Zelle)) wird geteilt</text:p>
      <text:p text:style-name="P15"><text:tab/>→ das SollVolumen muss auch geteilt werden, da durch dieses die fehler / energie funktion <text:tab/><text:tab/>gesteuert wird</text:p>
      <text:p text:style-name="P13"/>
      <text:p text:style-name="P15">Energiefunktion:</text:p>
      <text:p text:style-name="P15"><text:tab/>CC3D probiert die Energiefunktion so niedrig wie möglich zu halten. Wir manipulieren den </text:p>
      <text:p text:style-name="P15"><text:tab/><text:tab/>soll Wert der Funktion, damit die Simulation weiter läuft.</text:p>
      <text:p text:style-name="P15"><text:tab/>Normalerweise wird nur verkleinert, manchmal wird die Energie / der Fehler aber auch </text:p>
      <text:p text:style-name="P15"><text:tab/>vergrößert um das globale Maximum zu finden.</text:p>
      <text:p text:style-name="P15"/>
      <text:p text:style-name="P17">Fitnessfunktion = die Abweichung vom echten Gewebe (1 ist perfekt (keine Abweichung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4:30.968091120</meta:creation-date>
    <dc:date>2017-12-06T14:14:29.752556789</dc:date>
    <meta:editing-duration>PT7H27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495" meta:character-count="3464" meta:non-whitespace-character-count="2968"/>
  </office:meta>
</office:document-meta>
</file>